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StarSymbol" fo:font-size="9pt" fo:font-style="normal" fo:text-shadow="none" style:text-underline-style="none" fo:font-weight="normal" style:letter-kerning="true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382cm" svg:height="0.803cm" svg:x="11.104cm" svg:y="14.69cm" draw:kind="arc" draw:start-angle="90.43" draw:end-angle="268.49">
            <text:p/>
          </draw:ellipse>
          <draw:ellipse draw:style-name="gr2" draw:text-style-name="P3" draw:layer="layout" svg:width="1.572cm" svg:height="0.569cm" svg:x="9.992cm" svg:y="14.828cm">
            <text:p text:style-name="P2"><text:span text:style-name="T1">•</text:span><text:span text:style-name="T2"> </text:span><text:span text:style-name="T3">6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48:57.470449931</meta:creation-date>
    <dc:date>2018-05-14T10:49:23.857560175</dc:date>
    <meta:editing-duration>PT26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